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7">
            <text:p>17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8-27_20-56-18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3-08-28_01-45-05_00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3-08-28_07-36-55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起きた時刻 / 2023">
            <text:p>:m :PHOTO 起きた時刻 / 2023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 office:value-type="string">
            <text:p>2023-08-28_07-39-03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8" office:value-type="string">
            <text:p>2023-08-28_12-13-19_000.jpg</text:p>
          </table:table-cell>
          <table:table-cell table:style-name="ce26" office:value-type="string">
            <text:p>:m 1*2 RES / JVEMV6 64#335_robotics_nishikawa / 『概説　ロボット工学』 著者=西川正雄,校注=~ / p.100 / w=角度指令値；実関節角度；順問題解決；基準座標系；回転移動；,topic=~,publisher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1*2 RES / JVEMV6 64#335_robotics_nishikawa / 『概説　ロボット工学』 著者=西川正雄,校注=~ / p.100 / w=角度指令値；実関節角度；順問題解決；基準座標系；回転移動；,topic=~,publisher=~,other=~">
            <text:p>:m 1*2 RES / JVEMV6 64#335_robotics_nishikawa / 『概説　ロボット工学』 著者=西川正雄,校注=~ / p.100 / w=角度指令値；実関節角度；順問題解決；基準座標系；回転移動；,topic=~,publisher=~,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8" office:value-type="string">
            <text:p>2023-08-28_12-13-39_000.jpg</text:p>
          </table:table-cell>
          <table:table-cell table:style-name="ce26" office:value-type="string">
            <text:p>:m 2*2 RES / JVEMV6 64#335_robotics_nishikawa / 『概説　ロボット工学』 著者=西川正雄,校注=~ / p.100 / w=；,topic=~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2*2 RES / JVEMV6 64#335_robotics_nishikawa / 『概説　ロボット工学』 著者=西川正雄,校注=~ / p.100 / w=；,topic=~,publisher=~,other=~">
            <text:p>:m 2*2 RES / JVEMV6 64#335_robotics_nishikawa / 『概説　ロボット工学』 著者=西川正雄,校注=~ / p.100 / w=；,topic=~,publisher=~,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3-08-28_14-05-25_000.jpg</text:p>
          </table:table-cell>
          <table:table-cell table:style-name="ce26" office:value-type="string">
            <text:p>:m 食べた物 </text:p>
          </table:table-cell>
          <table:table-cell table:style-name="ce43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 office:value-type="string">
            <text:p>2023-08-28_16-38-30.jpg_cont_-50_20230828_045147.jpg</text:p>
          </table:table-cell>
          <table:table-cell table:style-name="ce26" office:value-type="string">
            <text:p>:bookmemo / 読んだ本：読み始め / 『やさしい機構学』 / 著者=石井重三 / 目次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bookmemo / 読んだ本：読み始め / 『やさしい機構学』 / 著者=石井重三 / 目次">
            <text:p>:bookmemo / 読んだ本：読み始め / 『やさしい機構学』 / 著者=石井重三 / 目次</text:p>
          </table:table-cell>
          <table:table-cell table:style-name="ce10" table:formula="of:=RIGHT([.B9];[.K9])" office:value-type="string" office:string-value="jpg_cont_-50_20230828_045147.jpg">
            <text:p>jpg_cont_-50_20230828_045147.jpg</text:p>
          </table:table-cell>
          <table:table-cell table:style-name="ce47" table:formula="of:=FIND(&quot;.&quot;;[.B9];1)" office:value-type="float" office:value="20">
            <text:p>20</text:p>
          </table:table-cell>
          <table:table-cell table:formula="of:=LEN([.B9])" office:value-type="float" office:value="52">
            <text:p>52</text:p>
          </table:table-cell>
          <table:table-cell table:formula="of:=[.J9]-[.I9]" office:value-type="float" office:value="32">
            <text:p>32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8" office:value-type="string">
            <text:p>2023-08-28_16-39-10.jpg_cont_-50_20230828_045150.jpg</text:p>
          </table:table-cell>
          <table:table-cell table:style-name="ce26" office:value-type="string">
            <text:p>:bookmemo / 読んだ本：読み始め / 『やさしい機構学』 / 著者=石井重三 / 目次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bookmemo / 読んだ本：読み始め / 『やさしい機構学』 / 著者=石井重三 / 目次">
            <text:p>:bookmemo / 読んだ本：読み始め / 『やさしい機構学』 / 著者=石井重三 / 目次</text:p>
          </table:table-cell>
          <table:table-cell table:style-name="ce10" table:formula="of:=RIGHT([.B10];[.K10])" office:value-type="string" office:string-value="jpg_cont_-50_20230828_045150.jpg">
            <text:p>jpg_cont_-50_20230828_045150.jpg</text:p>
          </table:table-cell>
          <table:table-cell table:style-name="ce47" table:formula="of:=FIND(&quot;.&quot;;[.B10];1)" office:value-type="float" office:value="20">
            <text:p>20</text:p>
          </table:table-cell>
          <table:table-cell table:formula="of:=LEN([.B10])" office:value-type="float" office:value="52">
            <text:p>52</text:p>
          </table:table-cell>
          <table:table-cell table:formula="of:=[.J10]-[.I10]" office:value-type="float" office:value="32">
            <text:p>32</text:p>
          </table:table-cell>
          <table:table-cell table:number-columns-repeated="1013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8" office:value-type="string">
            <text:p>2023-08-28_16-40-03.jpg_cont_-50_20230828_045153.jpg</text:p>
          </table:table-cell>
          <table:table-cell table:style-name="ce26" office:value-type="string">
            <text:p>:bookmemo / 読んだ本：読み始め / 『やさしい機構学』 / 著者=石井重三 / 目次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bookmemo / 読んだ本：読み始め / 『やさしい機構学』 / 著者=石井重三 / 目次">
            <text:p>:bookmemo / 読んだ本：読み始め / 『やさしい機構学』 / 著者=石井重三 / 目次</text:p>
          </table:table-cell>
          <table:table-cell table:style-name="ce10" table:formula="of:=RIGHT([.B11];[.K11])" office:value-type="string" office:string-value="jpg_cont_-50_20230828_045153.jpg">
            <text:p>jpg_cont_-50_20230828_045153.jpg</text:p>
          </table:table-cell>
          <table:table-cell table:style-name="ce47" table:formula="of:=FIND(&quot;.&quot;;[.B11];1)" office:value-type="float" office:value="20">
            <text:p>20</text:p>
          </table:table-cell>
          <table:table-cell table:formula="of:=LEN([.B11])" office:value-type="float" office:value="52">
            <text:p>52</text:p>
          </table:table-cell>
          <table:table-cell table:formula="of:=[.J11]-[.I11]" office:value-type="float" office:value="32">
            <text:p>32</text:p>
          </table:table-cell>
          <table:table-cell table:number-columns-repeated="1013"/>
        </table:table-row>
        <table:table-row table:style-name="ro5">
          <table:table-cell table:style-name="ce6" office:value-type="float" office:value="11">
            <text:p>11</text:p>
          </table:table-cell>
          <table:table-cell table:style-name="ce18" office:value-type="string">
            <text:p>2023-08-28_16-40-15.jpg_cont_-50_20230828_045156.jpg</text:p>
          </table:table-cell>
          <table:table-cell table:style-name="ce26" office:value-type="string">
            <text:p>:bookmemo / 読んだ本：読み始め / 『やさしい機構学』 / 著者=石井重三 / 目次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bookmemo / 読んだ本：読み始め / 『やさしい機構学』 / 著者=石井重三 / 目次">
            <text:p>:bookmemo / 読んだ本：読み始め / 『やさしい機構学』 / 著者=石井重三 / 目次</text:p>
          </table:table-cell>
          <table:table-cell table:style-name="ce10" table:formula="of:=RIGHT([.B12];[.K12])" office:value-type="string" office:string-value="jpg_cont_-50_20230828_045156.jpg">
            <text:p>jpg_cont_-50_20230828_045156.jpg</text:p>
          </table:table-cell>
          <table:table-cell table:style-name="ce47" table:formula="of:=FIND(&quot;.&quot;;[.B12];1)" office:value-type="float" office:value="20">
            <text:p>20</text:p>
          </table:table-cell>
          <table:table-cell table:formula="of:=LEN([.B12])" office:value-type="float" office:value="52">
            <text:p>52</text:p>
          </table:table-cell>
          <table:table-cell table:formula="of:=[.J12]-[.I12]" office:value-type="float" office:value="32">
            <text:p>32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8" office:value-type="string">
            <text:p>2023-08-28_16-40-27.jpg_cont_-50_20230828_045200.jpg</text:p>
          </table:table-cell>
          <table:table-cell table:style-name="ce26" office:value-type="string">
            <text:p>:bookmemo / 読んだ本：読み始め / 『やさしい機構学』 / 著者=石井重三 / 目次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bookmemo / 読んだ本：読み始め / 『やさしい機構学』 / 著者=石井重三 / 目次">
            <text:p>:bookmemo / 読んだ本：読み始め / 『やさしい機構学』 / 著者=石井重三 / 目次</text:p>
          </table:table-cell>
          <table:table-cell table:style-name="ce10" table:formula="of:=RIGHT([.B13];[.K13])" office:value-type="string" office:string-value="jpg_cont_-50_20230828_045200.jpg">
            <text:p>jpg_cont_-50_20230828_045200.jpg</text:p>
          </table:table-cell>
          <table:table-cell table:style-name="ce47" table:formula="of:=FIND(&quot;.&quot;;[.B13];1)" office:value-type="float" office:value="20">
            <text:p>20</text:p>
          </table:table-cell>
          <table:table-cell table:formula="of:=LEN([.B13])" office:value-type="float" office:value="52">
            <text:p>52</text:p>
          </table:table-cell>
          <table:table-cell table:formula="of:=[.J13]-[.I13]" office:value-type="float" office:value="32">
            <text:p>32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8" office:value-type="string">
            <text:p>2023-08-28_16-40-37.jpg_cont_-50_20230828_045203.jpg</text:p>
          </table:table-cell>
          <table:table-cell table:style-name="ce26" office:value-type="string">
            <text:p>:bookmemo / 読んだ本：読み始め / 『やさしい機構学』 / 著者=石井重三 / 目次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bookmemo / 読んだ本：読み始め / 『やさしい機構学』 / 著者=石井重三 / 目次">
            <text:p>:bookmemo / 読んだ本：読み始め / 『やさしい機構学』 / 著者=石井重三 / 目次</text:p>
          </table:table-cell>
          <table:table-cell table:style-name="ce10" table:formula="of:=RIGHT([.B14];[.K14])" office:value-type="string" office:string-value="jpg_cont_-50_20230828_045203.jpg">
            <text:p>jpg_cont_-50_20230828_045203.jpg</text:p>
          </table:table-cell>
          <table:table-cell table:style-name="ce47" table:formula="of:=FIND(&quot;.&quot;;[.B14];1)" office:value-type="float" office:value="20">
            <text:p>20</text:p>
          </table:table-cell>
          <table:table-cell table:formula="of:=LEN([.B14])" office:value-type="float" office:value="52">
            <text:p>52</text:p>
          </table:table-cell>
          <table:table-cell table:formula="of:=[.J14]-[.I14]" office:value-type="float" office:value="32">
            <text:p>32</text:p>
          </table:table-cell>
          <table:table-cell table:number-columns-repeated="1013"/>
        </table:table-row>
        <table:table-row table:style-name="ro4">
          <table:table-cell table:style-name="ce6" office:value-type="float" office:value="14">
            <text:p>14</text:p>
          </table:table-cell>
          <table:table-cell table:style-name="ce18" office:value-type="string">
            <text:p>2023-08-28_16-40-53.jpg_cont_-50_20230828_045206.jpg</text:p>
          </table:table-cell>
          <table:table-cell table:style-name="ce26" office:value-type="string">
            <text:p>:bookmemo / 読んだ本：読み始め / 『トコトンやさしい　機械設計の本』 / 著者=Net-P.E.Jp / 目次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5]=&quot;&quot;;[.C17];CONCATENATE([.C17];&quot; / &quot;;[.E15]))" office:value-type="string" office:string-value=":bookmemo / 読んだ本：読み始め / 『トコトンやさしい　機械設計の本』 / 著者=Net-P.E.Jp / 目次">
            <text:p>:bookmemo / 読んだ本：読み始め / 『トコトンやさしい　機械設計の本』 / 著者=Net-P.E.Jp / 目次</text:p>
          </table:table-cell>
          <table:table-cell table:style-name="ce10" table:formula="of:=RIGHT([.B15];[.K15])" office:value-type="string" office:string-value="jpg_cont_-50_20230828_045206.jpg">
            <text:p>jpg_cont_-50_20230828_045206.jpg</text:p>
          </table:table-cell>
          <table:table-cell table:style-name="ce47" table:formula="of:=FIND(&quot;.&quot;;[.B15];1)" office:value-type="float" office:value="20">
            <text:p>20</text:p>
          </table:table-cell>
          <table:table-cell table:formula="of:=LEN([.B15])" office:value-type="float" office:value="52">
            <text:p>52</text:p>
          </table:table-cell>
          <table:table-cell table:formula="of:=[.J15]-[.I15]" office:value-type="float" office:value="32">
            <text:p>32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8" office:value-type="string">
            <text:p>2023-08-28_16-41-11.jpg_cont_-50_20230828_045210.jpg</text:p>
          </table:table-cell>
          <table:table-cell table:style-name="ce26" office:value-type="string">
            <text:p>:bookmemo / 読んだ本：読み始め / 『トコトンやさしい　機械設計の本』 / 著者=Net-P.E.Jp / 目次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bookmemo / 読んだ本：読み始め / 『トコトンやさしい　機械設計の本』 / 著者=Net-P.E.Jp / 目次">
            <text:p>:bookmemo / 読んだ本：読み始め / 『トコトンやさしい　機械設計の本』 / 著者=Net-P.E.Jp / 目次</text:p>
          </table:table-cell>
          <table:table-cell table:style-name="ce10" table:formula="of:=RIGHT([.B16];[.K16])" office:value-type="string" office:string-value="jpg_cont_-50_20230828_045210.jpg">
            <text:p>jpg_cont_-50_20230828_045210.jpg</text:p>
          </table:table-cell>
          <table:table-cell table:style-name="ce47" table:formula="of:=FIND(&quot;.&quot;;[.B16];1)" office:value-type="float" office:value="20">
            <text:p>20</text:p>
          </table:table-cell>
          <table:table-cell table:formula="of:=LEN([.B16])" office:value-type="float" office:value="52">
            <text:p>52</text:p>
          </table:table-cell>
          <table:table-cell table:formula="of:=[.J16]-[.I16]" office:value-type="float" office:value="32">
            <text:p>32</text:p>
          </table:table-cell>
          <table:table-cell table:number-columns-repeated="1013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18" office:value-type="string">
            <text:p>2023-08-28_16-41-50.jpg_cont_-50_20230828_045213.jpg</text:p>
          </table:table-cell>
          <table:table-cell table:style-name="ce26" office:value-type="string">
            <text:p>:bookmemo / 読んだ本：読み始め / 『トコトンやさしい　機械設計の本』 / 著者=Net-P.E.Jp / 目次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bookmemo / 読んだ本：読み始め / 『トコトンやさしい　機械設計の本』 / 著者=Net-P.E.Jp / 目次">
            <text:p>:bookmemo / 読んだ本：読み始め / 『トコトンやさしい　機械設計の本』 / 著者=Net-P.E.Jp / 目次</text:p>
          </table:table-cell>
          <table:table-cell table:style-name="ce10" table:formula="of:=RIGHT([.B17];[.K17])" office:value-type="string" office:string-value="jpg_cont_-50_20230828_045213.jpg">
            <text:p>jpg_cont_-50_20230828_045213.jpg</text:p>
          </table:table-cell>
          <table:table-cell table:style-name="ce47" table:formula="of:=FIND(&quot;.&quot;;[.B17];1)" office:value-type="float" office:value="20">
            <text:p>20</text:p>
          </table:table-cell>
          <table:table-cell table:formula="of:=LEN([.B17])" office:value-type="float" office:value="52">
            <text:p>52</text:p>
          </table:table-cell>
          <table:table-cell table:formula="of:=[.J17]-[.I17]" office:value-type="float" office:value="32">
            <text:p>32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3-08-28_16-42-01.jpg_cont_-50_20230828_045216.jpg</text:p>
          </table:table-cell>
          <table:table-cell table:style-name="ce26" office:value-type="string">
            <text:p>:bookmemo / 読んだ本：読み始め / 『トコトンやさしい　機械設計の本』 / 著者=Net-P.E.Jp / 目次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bookmemo / 読んだ本：読み始め / 『トコトンやさしい　機械設計の本』 / 著者=Net-P.E.Jp / 目次">
            <text:p>:bookmemo / 読んだ本：読み始め / 『トコトンやさしい　機械設計の本』 / 著者=Net-P.E.Jp / 目次</text:p>
          </table:table-cell>
          <table:table-cell table:style-name="ce10" table:formula="of:=RIGHT([.B18];[.K18])" office:value-type="string" office:string-value="jpg_cont_-50_20230828_045216.jpg">
            <text:p>jpg_cont_-50_20230828_045216.jpg</text:p>
          </table:table-cell>
          <table:table-cell table:style-name="ce47" table:formula="of:=FIND(&quot;.&quot;;[.B18];1)" office:value-type="float" office:value="20">
            <text:p>20</text:p>
          </table:table-cell>
          <table:table-cell table:formula="of:=LEN([.B18])" office:value-type="float" office:value="52">
            <text:p>52</text:p>
          </table:table-cell>
          <table:table-cell table:formula="of:=[.J18]-[.I18]" office:value-type="float" office:value="32">
            <text:p>32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7">
            <text:p>17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28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8">2023/08/28</text:date>, <text:time>17:29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8-28T17:29:21.47</dc:date>
    <dc:creator>岩淵 謙</dc:creator>
    <meta:editing-duration>P58DT11H57M53S</meta:editing-duration>
    <meta:editing-cycles>19616</meta:editing-cycles>
    <meta:document-statistic meta:table-count="2" meta:cell-count="926" meta:object-count="0"/>
    <meta:user-defined meta:name="qrichtext">1</meta:user-defined>
  </office:meta>
</office:document-meta>
</file>